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c9f1" officeooo:paragraph-rsid="0009c9f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c9f1" officeooo:paragraph-rsid="0009c9f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c9f1" officeooo:paragraph-rsid="0009c9f1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officeooo:rsid="000a4adc" officeooo:paragraph-rsid="000a4adc" style:font-weight-asian="normal" style:font-weight-complex="normal"/>
    </style:style>
    <style:style style:name="P5" style:family="paragraph" style:parent-style-name="Standard">
      <style:text-properties fo:font-style="normal" officeooo:rsid="000a4adc" officeooo:paragraph-rsid="000a4adc" style:font-style-asian="normal" style:font-style-complex="normal"/>
    </style:style>
    <style:style style:name="P6" style:family="paragraph" style:parent-style-name="Standard">
      <style:text-properties fo:font-style="normal" officeooo:rsid="000f405e" officeooo:paragraph-rsid="000f405e" style:font-style-asian="normal" style:font-style-complex="normal"/>
    </style:style>
    <style:style style:name="P7" style:family="paragraph" style:parent-style-name="Standard">
      <style:text-properties fo:font-style="normal" officeooo:rsid="00378b8a" officeooo:paragraph-rsid="00378b8a" style:font-style-asian="normal" style:font-style-complex="normal"/>
    </style:style>
    <style:style style:name="P8" style:family="paragraph" style:parent-style-name="Standard">
      <style:text-properties fo:font-style="normal" fo:font-weight="normal" officeooo:rsid="000bc0ee" officeooo:paragraph-rsid="000bc0e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db5e4" officeooo:paragraph-rsid="000db5e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378b8a" officeooo:paragraph-rsid="00378b8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16dfb0" officeooo:paragraph-rsid="0016dfb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1f82fc" officeooo:paragraph-rsid="001f82f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20d49b" officeooo:paragraph-rsid="0020d49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officeooo:rsid="0020f03c" officeooo:paragraph-rsid="0020f03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normal" officeooo:rsid="00215e27" officeooo:paragraph-rsid="00215e2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normal" officeooo:rsid="0022dadb" officeooo:paragraph-rsid="0022dad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normal" officeooo:rsid="00272396" officeooo:paragraph-rsid="0027239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normal" officeooo:rsid="0027736f" officeooo:paragraph-rsid="0027736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normal" officeooo:rsid="002aebba" officeooo:paragraph-rsid="002aebb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normal" officeooo:rsid="002db054" officeooo:paragraph-rsid="002db05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normal" officeooo:rsid="002db054" officeooo:paragraph-rsid="002ed32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normal" officeooo:rsid="0030b260" officeooo:paragraph-rsid="0030b26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normal" officeooo:rsid="00378b8a" officeooo:paragraph-rsid="00378b8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officeooo:rsid="000f405e" officeooo:paragraph-rsid="000f405e" style:font-style-asian="normal" style:font-style-complex="normal"/>
    </style:style>
    <style:style style:name="P25" style:family="paragraph" style:parent-style-name="Standard">
      <style:text-properties fo:font-style="normal" style:text-underline-style="none" fo:font-weight="normal" officeooo:rsid="000f5e23" officeooo:paragraph-rsid="000f5e2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0025d" officeooo:paragraph-rsid="0010025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00842" officeooo:paragraph-rsid="0010084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1eca8" officeooo:paragraph-rsid="0011eca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2a1e9" officeooo:paragraph-rsid="0012a1e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12a1e9" officeooo:paragraph-rsid="0014a02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12a1e9" officeooo:paragraph-rsid="0016dfb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14a026" officeooo:paragraph-rsid="0014a02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16dfb0" officeooo:paragraph-rsid="0016dfb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187c40" officeooo:paragraph-rsid="00187c40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199b08" officeooo:paragraph-rsid="0016dfb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199b08" officeooo:paragraph-rsid="00199b0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1b2fc3" officeooo:paragraph-rsid="001b2fc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1c85fd" officeooo:paragraph-rsid="001c85f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1f82fc" officeooo:paragraph-rsid="001f82fc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20d49b" officeooo:paragraph-rsid="0020d49b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20f03c" officeooo:paragraph-rsid="0020f03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22dadb" officeooo:paragraph-rsid="0022dadb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272396" officeooo:paragraph-rsid="0027239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2d150c" officeooo:paragraph-rsid="002d150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2db054" officeooo:paragraph-rsid="002db05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30b260" officeooo:paragraph-rsid="0030b260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378b8a" officeooo:paragraph-rsid="00378b8a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38ac48" officeooo:paragraph-rsid="0038ac48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bold" officeooo:rsid="000f405e" officeooo:paragraph-rsid="000f405e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style:text-underline-style="none" fo:font-weight="bold" officeooo:rsid="000f5e23" officeooo:paragraph-rsid="000f5e23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style:text-underline-style="none" fo:font-weight="bold" officeooo:rsid="0020d49b" officeooo:paragraph-rsid="0020d49b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style:text-underline-style="none" fo:font-weight="bold" officeooo:rsid="002d150c" officeooo:paragraph-rsid="002d150c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italic" fo:font-weight="normal" officeooo:rsid="000f405e" officeooo:paragraph-rsid="000f405e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1262e6" officeooo:paragraph-rsid="0012a1e9" style:font-style-asian="italic" style:font-weight-asian="normal" style:font-style-complex="italic" style:font-weight-complex="normal"/>
    </style:style>
    <style:style style:name="P55" style:family="paragraph" style:parent-style-name="Standard" style:list-style-name="L1">
      <style:text-properties officeooo:paragraph-rsid="0009c9f1"/>
    </style:style>
    <style:style style:name="P56" style:family="paragraph" style:parent-style-name="Standard" style:list-style-name="L1">
      <style:text-properties style:text-underline-style="solid" style:text-underline-width="auto" style:text-underline-color="font-color" officeooo:paragraph-rsid="0009c9f1"/>
    </style:style>
    <style:style style:name="P57" style:family="paragraph" style:parent-style-name="Standard" style:list-style-name="L5">
      <style:text-properties style:text-underline-style="solid" style:text-underline-width="auto" style:text-underline-color="font-color" officeooo:paragraph-rsid="000f405e"/>
    </style:style>
    <style:style style:name="P58" style:family="paragraph" style:parent-style-name="Standard" style:list-style-name="L1">
      <style:text-properties fo:font-style="normal" officeooo:paragraph-rsid="0009c9f1" style:font-style-asian="normal" style:font-style-complex="normal"/>
    </style:style>
    <style:style style:name="P59" style:family="paragraph" style:parent-style-name="Standard">
      <style:text-properties fo:font-style="normal" fo:font-weight="normal" officeooo:rsid="000a4adc" officeooo:paragraph-rsid="0009c9f1" style:font-style-asian="normal" style:font-weight-asian="normal" style:font-style-complex="normal" style:font-weight-complex="normal"/>
    </style:style>
    <style:style style:name="P60" style:family="paragraph" style:parent-style-name="Standard" style:list-style-name="L2">
      <style:text-properties fo:font-style="normal" fo:font-weight="normal" officeooo:rsid="000a4adc" officeooo:paragraph-rsid="000bc0ee" style:font-style-asian="normal" style:font-weight-asian="normal" style:font-style-complex="normal" style:font-weight-complex="normal"/>
    </style:style>
    <style:style style:name="P61" style:family="paragraph" style:parent-style-name="Standard" style:list-style-name="L2">
      <style:text-properties fo:font-style="normal" style:text-underline-style="solid" style:text-underline-width="auto" style:text-underline-color="font-color" fo:font-weight="normal" officeooo:rsid="000a4adc" officeooo:paragraph-rsid="000a4adc" style:font-style-asian="normal" style:font-weight-asian="normal" style:font-style-complex="normal" style:font-weight-complex="normal"/>
    </style:style>
    <style:style style:name="P62" style:family="paragraph" style:parent-style-name="Standard" style:list-style-name="L3">
      <style:text-properties fo:font-style="normal" style:text-underline-style="solid" style:text-underline-width="auto" style:text-underline-color="font-color" fo:font-weight="normal" officeooo:rsid="000db5e4" officeooo:paragraph-rsid="000db5e4" style:font-style-asian="normal" style:font-weight-asian="normal" style:font-style-complex="normal" style:font-weight-complex="normal"/>
    </style:style>
    <style:style style:name="P63" style:family="paragraph" style:parent-style-name="Standard" style:list-style-name="L6">
      <style:text-properties fo:font-style="normal" style:text-underline-style="solid" style:text-underline-width="auto" style:text-underline-color="font-color" fo:font-weight="normal" officeooo:rsid="0010025d" officeooo:paragraph-rsid="0010025d" style:font-style-asian="normal" style:font-weight-asian="normal" style:font-style-complex="normal" style:font-weight-complex="normal"/>
    </style:style>
    <style:style style:name="P64" style:family="paragraph" style:parent-style-name="Standard" style:list-style-name="L7">
      <style:text-properties fo:font-style="normal" style:text-underline-style="solid" style:text-underline-width="auto" style:text-underline-color="font-color" fo:font-weight="normal" officeooo:rsid="0011eca8" officeooo:paragraph-rsid="0011eca8" style:font-style-asian="normal" style:font-weight-asian="normal" style:font-style-complex="normal" style:font-weight-complex="normal"/>
    </style:style>
    <style:style style:name="P65" style:family="paragraph" style:parent-style-name="Standard" style:list-style-name="L7">
      <style:text-properties fo:font-style="normal" style:text-underline-style="solid" style:text-underline-width="auto" style:text-underline-color="font-color" fo:font-weight="normal" officeooo:rsid="0011eca8" officeooo:paragraph-rsid="001262e6" style:font-style-asian="normal" style:font-weight-asian="normal" style:font-style-complex="normal" style:font-weight-complex="normal"/>
    </style:style>
    <style:style style:name="P66" style:family="paragraph" style:parent-style-name="Standard" style:list-style-name="L9">
      <style:text-properties fo:font-style="normal" style:text-underline-style="solid" style:text-underline-width="auto" style:text-underline-color="font-color" fo:font-weight="normal" officeooo:rsid="0016dfb0" officeooo:paragraph-rsid="0016dfb0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solid" style:text-underline-width="auto" style:text-underline-color="font-color" fo:font-weight="normal" officeooo:rsid="0030b260" officeooo:paragraph-rsid="0030b260" style:font-style-asian="normal" style:font-weight-asian="normal" style:font-style-complex="normal" style:font-weight-complex="normal"/>
    </style:style>
    <style:style style:name="P68" style:family="paragraph" style:parent-style-name="Standard" style:list-style-name="L6">
      <style:text-properties fo:font-style="normal" style:text-underline-style="none" fo:font-weight="normal" officeooo:rsid="0010025d" officeooo:paragraph-rsid="0010025d" style:font-style-asian="normal" style:font-weight-asian="normal" style:font-style-complex="normal" style:font-weight-complex="normal"/>
    </style:style>
    <style:style style:name="P69" style:family="paragraph" style:parent-style-name="Standard" style:list-style-name="L6">
      <style:text-properties fo:font-style="normal" style:text-underline-style="none" fo:font-weight="normal" officeooo:rsid="00100842" officeooo:paragraph-rsid="00100842" style:font-style-asian="normal" style:font-weight-asian="normal" style:font-style-complex="normal" style:font-weight-complex="normal"/>
    </style:style>
    <style:style style:name="P70" style:family="paragraph" style:parent-style-name="Standard" style:list-style-name="L7">
      <style:text-properties fo:font-style="normal" style:text-underline-style="none" fo:font-weight="normal" officeooo:rsid="001262e6" officeooo:paragraph-rsid="001262e6" style:font-style-asian="normal" style:font-weight-asian="normal" style:font-style-complex="normal" style:font-weight-complex="normal"/>
    </style:style>
    <style:style style:name="P71" style:family="paragraph" style:parent-style-name="Standard" style:list-style-name="L7">
      <style:text-properties fo:font-style="normal" style:text-underline-style="none" fo:font-weight="normal" officeooo:rsid="001262e6" officeooo:paragraph-rsid="0012a1e9" style:font-style-asian="normal" style:font-weight-asian="normal" style:font-style-complex="normal" style:font-weight-complex="normal"/>
    </style:style>
    <style:style style:name="P72" style:family="paragraph" style:parent-style-name="Standard" style:list-style-name="L9">
      <style:text-properties fo:font-style="normal" style:text-underline-style="none" fo:font-weight="normal" officeooo:rsid="0016dfb0" officeooo:paragraph-rsid="0016dfb0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normal" officeooo:rsid="0027736f" officeooo:paragraph-rsid="0027736f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2aebba" officeooo:paragraph-rsid="002aebba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2bbd42" officeooo:paragraph-rsid="002bbd42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32d53d" officeooo:paragraph-rsid="002db054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30b260" officeooo:paragraph-rsid="002db054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30b260" officeooo:paragraph-rsid="002ed32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2ed32e" officeooo:paragraph-rsid="002ed32e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2e52d6" officeooo:paragraph-rsid="002ed32e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text-properties fo:font-style="italic" style:text-underline-style="solid" style:text-underline-width="auto" style:text-underline-color="font-color" fo:font-weight="normal" officeooo:rsid="000f405e" officeooo:paragraph-rsid="000f405e" style:font-style-asian="italic" style:font-weight-asian="normal" style:font-style-complex="italic" style:font-weight-complex="normal"/>
    </style:style>
    <style:style style:name="P82" style:family="paragraph" style:parent-style-name="Standard" style:list-style-name="L8">
      <style:text-properties officeooo:paragraph-rsid="0014a026"/>
    </style:style>
    <style:style style:name="P83" style:family="paragraph" style:parent-style-name="Standard" style:list-style-name="L8">
      <style:text-properties officeooo:paragraph-rsid="0016dfb0"/>
    </style:style>
    <style:style style:name="P84" style:family="paragraph" style:parent-style-name="Standard">
      <style:paragraph-properties fo:break-before="page"/>
      <style:text-properties fo:font-style="normal" style:text-underline-style="none" fo:font-weight="bold" officeooo:rsid="002bbd42" officeooo:paragraph-rsid="002bbd42" style:font-style-asian="normal" style:font-weight-asian="bold" style:font-style-complex="normal" style:font-weight-complex="bold"/>
    </style:style>
    <style:style style:name="T1" style:family="text">
      <style:text-properties officeooo:rsid="0009c9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c9f1" style:font-weight-asian="normal" style:font-weight-complex="normal"/>
    </style:style>
    <style:style style:name="T4" style:family="text">
      <style:text-properties fo:font-weight="normal" officeooo:rsid="000a4adc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c9f1" style:font-style-asian="italic" style:font-style-complex="italic"/>
    </style:style>
    <style:style style:name="T7" style:family="text">
      <style:text-properties fo:font-style="italic" officeooo:rsid="000bc0ee" style:font-style-asian="italic" style:font-style-complex="italic"/>
    </style:style>
    <style:style style:name="T8" style:family="text">
      <style:text-properties fo:font-style="italic" officeooo:rsid="000db5e4" style:font-style-asian="italic" style:font-style-complex="italic"/>
    </style:style>
    <style:style style:name="T9" style:family="text">
      <style:text-properties fo:font-style="italic" officeooo:rsid="001262e6" style:font-style-asian="italic" style:font-style-complex="italic"/>
    </style:style>
    <style:style style:name="T10" style:family="text">
      <style:text-properties fo:font-style="italic" officeooo:rsid="0012a1e9" style:font-style-asian="italic" style:font-style-complex="italic"/>
    </style:style>
    <style:style style:name="T11" style:family="text">
      <style:text-properties fo:font-style="italic" officeooo:rsid="0014a026" style:font-style-asian="italic" style:font-style-complex="italic"/>
    </style:style>
    <style:style style:name="T12" style:family="text">
      <style:text-properties fo:font-style="italic" fo:font-weight="normal" officeooo:rsid="0009c9f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a4ad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f5e2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normal" officeooo:rsid="0014a026" style:font-style-asian="italic" style:font-weight-asian="normal" style:font-style-complex="italic" style:font-weight-complex="normal"/>
    </style:style>
    <style:style style:name="T17" style:family="text">
      <style:text-properties fo:font-style="normal" style:text-underline-style="none" fo:font-weight="normal" officeooo:rsid="0012a1e9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4a02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f405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f5e23" style:font-style-asian="normal" style:font-weight-asian="normal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b2fc3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officeooo:rsid="000a4adc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31c45f"/>
    </style:style>
    <style:style style:name="T26" style:family="text">
      <style:text-properties style:text-underline-style="solid" style:text-underline-width="auto" style:text-underline-color="font-color" officeooo:rsid="00322502"/>
    </style:style>
    <style:style style:name="T27" style:family="text">
      <style:text-properties style:text-underline-style="solid" style:text-underline-width="auto" style:text-underline-color="font-color" officeooo:rsid="0032d53d"/>
    </style:style>
    <style:style style:name="T28" style:family="text">
      <style:text-properties officeooo:rsid="000bc0ee"/>
    </style:style>
    <style:style style:name="T29" style:family="text">
      <style:text-properties officeooo:rsid="00100842"/>
    </style:style>
    <style:style style:name="T30" style:family="text">
      <style:text-properties officeooo:rsid="001262e6"/>
    </style:style>
    <style:style style:name="T31" style:family="text">
      <style:text-properties officeooo:rsid="0014a026"/>
    </style:style>
    <style:style style:name="T32" style:family="text">
      <style:text-properties officeooo:rsid="0015127a"/>
    </style:style>
    <style:style style:name="T33" style:family="text">
      <style:text-properties officeooo:rsid="0016dfb0"/>
    </style:style>
    <style:style style:name="T34" style:family="text">
      <style:text-properties officeooo:rsid="00199b08"/>
    </style:style>
    <style:style style:name="T35" style:family="text">
      <style:text-properties officeooo:rsid="001b2fc3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2ce883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bold" officeooo:rsid="002e52d6" style:font-weight-asian="bold" style:font-weight-complex="bold"/>
    </style:style>
    <style:style style:name="T40" style:family="text">
      <style:text-properties style:text-underline-style="none" fo:font-weight="bold" officeooo:rsid="0030b260" style:font-weight-asian="bold" style:font-weight-complex="bold"/>
    </style:style>
    <style:style style:name="T41" style:family="text">
      <style:text-properties style:text-underline-style="none" fo:font-weight="bold" officeooo:rsid="0032d53d" style:font-weight-asian="bold" style:font-weight-complex="bold"/>
    </style:style>
    <style:style style:name="T42" style:family="text">
      <style:text-properties style:text-underline-style="none" fo:font-weight="bold" officeooo:rsid="00347bc2" style:font-weight-asian="bold" style:font-weight-complex="bold"/>
    </style:style>
    <style:style style:name="T43" style:family="text">
      <style:text-properties style:text-underline-style="none" fo:font-weight="bold" officeooo:rsid="00354984" style:font-weight-asian="bold" style:font-weight-complex="bold"/>
    </style:style>
    <style:style style:name="T44" style:family="text">
      <style:text-properties style:text-underline-style="none" officeooo:rsid="002e52d6"/>
    </style:style>
    <style:style style:name="T45" style:family="text">
      <style:text-properties style:text-underline-style="none" officeooo:rsid="002eb53f"/>
    </style:style>
    <style:style style:name="T46" style:family="text">
      <style:text-properties style:text-underline-style="none" officeooo:rsid="002ed32e"/>
    </style:style>
    <style:style style:name="T47" style:family="text">
      <style:text-properties style:text-underline-style="none" officeooo:rsid="0030b260"/>
    </style:style>
    <style:style style:name="T48" style:family="text">
      <style:text-properties style:text-underline-style="none" officeooo:rsid="0032d53d"/>
    </style:style>
    <style:style style:name="T49" style:family="text">
      <style:text-properties style:text-underline-style="none" officeooo:rsid="00347bc2"/>
    </style:style>
    <style:style style:name="T50" style:family="text">
      <style:text-properties style:text-underline-style="none" officeooo:rsid="0034bf80"/>
    </style:style>
    <style:style style:name="T51" style:family="text">
      <style:text-properties style:text-underline-style="none" officeooo:rsid="00354984"/>
    </style:style>
    <style:style style:name="T52" style:family="text">
      <style:text-properties officeooo:rsid="0022dadb"/>
    </style:style>
    <style:style style:name="T53" style:family="text">
      <style:text-properties officeooo:rsid="0023d35d"/>
    </style:style>
    <style:style style:name="T54" style:family="text">
      <style:text-properties officeooo:rsid="00285d50"/>
    </style:style>
    <style:style style:name="T55" style:family="text">
      <style:text-properties officeooo:rsid="002e52d6"/>
    </style:style>
    <style:style style:name="T56" style:family="text">
      <style:text-properties officeooo:rsid="0031c45f"/>
    </style:style>
    <style:style style:name="T57" style:family="text">
      <style:text-properties officeooo:rsid="00322502"/>
    </style:style>
    <style:style style:name="T58" style:family="text">
      <style:text-properties officeooo:rsid="0032d53d"/>
    </style:style>
    <style:style style:name="T59" style:family="text">
      <style:text-properties officeooo:rsid="003841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stgresql-Datebase</text:p>
      <text:p text:style-name="P2"/>
      <text:p text:style-name="P1">1. SELECT</text:p>
      <text:p text:style-name="P4">Selektiert <text:span text:style-name="T28">bestimmte Spalten aus einer oder mehreren Tabellen</text:span></text:p>
      <text:list xml:id="list4185849870" text:style-name="L1">
        <text:list-item>
          <text:p text:style-name="P56"><text:span text:style-name="T3">SELECT <text:s/>“</text:span><text:span text:style-name="T12">colname” </text:span><text:span text:style-name="T13">AS “newcolname”</text:span><text:span text:style-name="T3"> FROM “</text:span><text:span text:style-name="T12">tablename”</text:span><text:span text:style-name="T3">;</text:span></text:p>
        </text:list-item>
        <text:list-item>
          <text:p text:style-name="P55"><text:span text:style-name="T3">→ * für alle “</text:span><text:span text:style-name="T12">colname”</text:span></text:p>
        </text:list-item>
        <text:list-item>
          <text:p text:style-name="P58"><text:span text:style-name="T3">→ genauer wäre es, wenn man für jeden </text:span><text:span text:style-name="T12">colname</text:span><text:span text:style-name="T3"> den tablename mit angibt “</text:span><text:span text:style-name="T12">tablenanme</text:span><text:span text:style-name="T3">.</text:span><text:span text:style-name="T12">colname”</text:span></text:p>
        </text:list-item>
        <text:list-item>
          <text:p text:style-name="P58"><text:span text:style-name="T12">→</text:span><text:span text:style-name="T4"> standart “</text:span><text:span text:style-name="T13">colnname</text:span><text:span text:style-name="T4">” können mit </text:span><text:span text:style-name="T24">AS</text:span><text:span text:style-name="T4"> umbenannt werden</text:span></text:p>
        </text:list-item>
      </text:list>
      <text:p text:style-name="P59"/>
      <text:p text:style-name="P7"><text:span text:style-name="T4">1.</text:span><text:span text:style-name="T2">2 </text:span><text:span text:style-name="T21">Nested SELECT</text:span></text:p>
      <text:p text:style-name="P10">Selektionen können auch verschachtelt werden um spezifische Ergebnisse zu erzielen.</text:p>
      <text:p text:style-name="P23"><text:span text:style-name="T36"><text:tab/></text:span>SELECT items.name FROM items</text:p>
      <text:p text:style-name="P23"><text:span text:style-name="T36"><text:tab/></text:span>WHERE price &gt; (SELECT AVG(price) FROM items);</text:p>
      <text:p text:style-name="P47">In dieser Abfrage <text:span text:style-name="T59">wird als Bedingung die Preise genommen, welche größer als die Durchschnittspreise sind. Dies geht nur über eine extra Selektion des AVG(price).</text:span></text:p>
      <text:p text:style-name="P48">Having bringt hier nichts, weil das nur bei Group by genutzt werden kann!</text:p>
      <text:p text:style-name="P59"/>
      <text:p text:style-name="P5"><text:span text:style-name="T2">2. </text:span><text:span text:style-name="T21">WHERE</text:span></text:p>
      <text:p text:style-name="P8">Stellt eine Bedingung, nachdem selektiert wird.</text:p>
      <text:list xml:id="list2167303013" text:style-name="L2">
        <text:list-item>
          <text:p text:style-name="P61">SELECT “<text:span text:style-name="T5">colname</text:span>” AS FROM “tablename” WHERE Bedingung <text:span text:style-name="T28">AND Bedingung</text:span></text:p>
        </text:list-item>
        <text:list-item>
          <text:p text:style-name="P60"><text:span text:style-name="T1">→ genauer wäre es, wenn man für jeden </text:span><text:span text:style-name="T6">colname</text:span><text:span text:style-name="T1"> den tablename mit angibt “</text:span><text:span text:style-name="T6">tablenanme</text:span><text:span text:style-name="T1">.</text:span><text:span text:style-name="T6">colname”</text:span></text:p>
        </text:list-item>
        <text:list-item>
          <text:p text:style-name="P60"><text:span text:style-name="T6">→</text:span><text:span text:style-name="T7"> AND </text:span><text:span text:style-name="T8">und OR kann WHERE Bedingungen verbinden</text:span></text:p>
        </text:list-item>
      </text:list>
      <text:p text:style-name="P9"><text:span text:style-name="T5">3. </text:span><text:span text:style-name="T21">LIMIT</text:span></text:p>
      <text:p text:style-name="P9">Gibt die maximale Anzahl an Ausgaben an. </text:p>
      <text:list xml:id="list866015262" text:style-name="L3">
        <text:list-item>
          <text:p text:style-name="P62">SELECT * FROM “<text:span text:style-name="T5">tablename</text:span>” LIMIT “Zahl”;</text:p>
        </text:list-item>
        <text:list-item>
          <text:p text:style-name="P62"/>
        </text:list-item>
      </text:list>
      <text:p text:style-name="P6"><text:span text:style-name="T13">4. </text:span><text:span text:style-name="T15">UPDATE</text:span></text:p>
      <text:p text:style-name="P53">Verändert Werte von Spalten bei denen bestimmte Bedingungen zutreffen</text:p>
      <text:list xml:id="list3499264274" text:style-name="L4">
        <text:list-item>
          <text:p text:style-name="P81">UPDATE “tablename” SET “colname=neuer wert” WHERE “Bedinung”;</text:p>
          <text:p text:style-name="P81"/>
        </text:list-item>
      </text:list>
      <text:p text:style-name="P24"><text:span text:style-name="T2">5. </text:span><text:span text:style-name="T21">DELETE</text:span></text:p>
      <text:p text:style-name="P25">Löscht zeilen aus ein oder mehere tabellen wo die Where-Bedingung zutrifft.</text:p>
      <text:list xml:id="list77150263" text:style-name="L5">
        <text:list-item>
          <text:p text:style-name="P57"><text:span text:style-name="T19">DELETE FROM “</text:span><text:span text:style-name="T14">tablename</text:span><text:span text:style-name="T20">”</text:span><text:span text:style-name="T19"> WHERE “</text:span><text:span text:style-name="T14">Bedingung”</text:span><text:span text:style-name="T19">;</text:span></text:p>
        </text:list-item>
      </text:list>
      <text:p text:style-name="P49"/>
      <text:p text:style-name="P50">6. <text:s/>WILDCARDS</text:p>
      <text:p text:style-name="P26">Kann benutzt werden die Suche nach Strings zu erweitern.</text:p>
      <text:list xml:id="list1951630010" text:style-name="L6">
        <text:list-item>
          <text:p text:style-name="P63">SELECT * FROM customer WHERE customers.first_name LIKE '%';</text:p>
        </text:list-item>
        <text:list-item>
          <text:p text:style-name="P68">→ ‘%’ <text:tab/><text:tab/>all</text:p>
        </text:list-item>
        <text:list-item>
          <text:p text:style-name="P68">→ ‘__’ <text:tab/>String mit 2 Buchstaben</text:p>
        </text:list-item>
        <text:list-item>
          <text:p text:style-name="P68">→ ‘%o%’<text:tab/>Stri<text:span text:style-name="T29">ng</text:span> <text:span text:style-name="T29">mit mindestens einen o drin</text:span></text:p>
        </text:list-item>
        <text:list-item>
          <text:p text:style-name="P68">→<text:span text:style-name="T29"> ‘%f’<text:tab/>String mit f am Ende</text:span></text:p>
        </text:list-item>
        <text:list-item>
          <text:p text:style-name="P68">→<text:span text:style-name="T29"> ‘%f_’<text:tab/>String mit f und dann nooch einen weiteren Buchstaben</text:span></text:p>
        </text:list-item>
        <text:list-item>
          <text:p text:style-name="P69">Soll wohl ncht so effizient sein und wird kaum genutzt</text:p>
        </text:list-item>
      </text:list>
      <text:p text:style-name="P27"/>
      <text:p text:style-name="P27">7. <text:span text:style-name="T21">JOIN</text:span></text:p>
      <text:p text:style-name="P28">Ein Key-Element von relationalen Datenbanken. <text:s/>Damit bekommen wir Daten aus mehreren Tables gleichzeitig. Joints sind wie Sets in Python ungeordnet. </text:p>
      <text:list xml:id="list4102690970" text:style-name="L7">
        <text:list-item>
          <text:p text:style-name="P64">SELECT * FROM “<text:span text:style-name="T9">tablename1</text:span><text:span text:style-name="T30">”</text:span> <text:span text:style-name="T30">INNER </text:span>JOIN “<text:span text:style-name="T9">tablename2</text:span><text:span text:style-name="T30">”</text:span> ON “<text:span text:style-name="T9">t1.colname</text:span><text:span text:style-name="T30">”</text:span> = “<text:span text:style-name="T9">t2.colname</text:span><text:span text:style-name="T5">”</text:span></text:p>
          <text:list>
            <text:list-item>
              <text:p text:style-name="P70">Intersektion, nimmt nur die zusammentreffen</text:p>
            </text:list-item>
          </text:list>
        </text:list-item>
        <text:list-item>
          <text:p text:style-name="P65"><text:soft-page-break/>SELECT * FROM “<text:span text:style-name="T9">tablename1</text:span><text:span text:style-name="T30">”</text:span> RIGHT JOIN “<text:span text:style-name="T9">tablename2</text:span><text:span text:style-name="T30">”</text:span> ON “<text:span text:style-name="T9">t1.colname</text:span><text:span text:style-name="T30">”</text:span> = “<text:span text:style-name="T9">t2.colname</text:span><text:span text:style-name="T5">”</text:span></text:p>
          <text:list>
            <text:list-item>
              <text:p text:style-name="P70">Die Daten wo die Bedingung stimmt + table1 Daten</text:p>
            </text:list-item>
          </text:list>
        </text:list-item>
        <text:list-item>
          <text:p text:style-name="P65">SELECT * FROM “<text:span text:style-name="T9">tablename1</text:span><text:span text:style-name="T30">”</text:span> RIGHT JOIN “<text:span text:style-name="T9">tablename2</text:span><text:span text:style-name="T30">”</text:span> ON “<text:span text:style-name="T9">t1.colname</text:span><text:span text:style-name="T30">”</text:span> = “<text:span text:style-name="T9">t2.colname</text:span><text:span text:style-name="T5">”</text:span></text:p>
          <text:list>
            <text:list-item>
              <text:p text:style-name="P71"><text:span text:style-name="T5">Die Daten wo die Bedingung stimmt + table</text:span><text:span text:style-name="T10">2</text:span><text:span text:style-name="T5"> Daten</text:span></text:p>
            </text:list-item>
          </text:list>
        </text:list-item>
      </text:list>
      <text:p text:style-name="P54"/>
      <text:p text:style-name="P29"><text:span text:style-name="T5">8. </text:span><text:span text:style-name="T15">Verschachtelte JOINS</text:span></text:p>
      <text:list xml:id="list1416685059" text:style-name="L8">
        <text:list-item>
          <text:p text:style-name="P82"><text:span text:style-name="T17">SELECT * FROM “</text:span><text:span text:style-name="T16">tablename1</text:span><text:span text:style-name="T18">”</text:span><text:span text:style-name="T17"> </text:span></text:p>
        </text:list-item>
      </text:list>
      <text:p text:style-name="P30"><text:tab/>INNER JOIN “<text:span text:style-name="T11">tablename2</text:span><text:span text:style-name="T31">”</text:span> ON <text:span text:style-name="T31">t1.col = t2.col (Bedingung)</text:span></text:p>
      <text:p text:style-name="P29"><text:tab/>INNER JOIN “<text:span text:style-name="T31">tablename3</text:span> ON <text:span text:style-name="T31">t2.col</text:span> = <text:span text:style-name="T31">t3.col (Bedingung)</text:span></text:p>
      <text:p text:style-name="P29"/>
      <text:p text:style-name="P32">9. <text:span text:style-name="T21">GROUP BY</text:span></text:p>
      <text:p text:style-name="P32">Führt reduntante Daten zusammen. <text:span text:style-name="T32">Gerade bei Joins kommt es zu redundanten Daten durch das zusammenführen von Tabellen. </text:span></text:p>
      <text:list xml:id="list183059662111446" text:continue-numbering="true" text:style-name="L8">
        <text:list-item>
          <text:p text:style-name="P83"><text:span text:style-name="T17">SELECT * FROM “</text:span><text:span text:style-name="T16">tablename1</text:span><text:span text:style-name="T18">”</text:span><text:span text:style-name="T17"> </text:span></text:p>
        </text:list-item>
      </text:list>
      <text:p text:style-name="P31"><text:tab/>INNER JOIN “<text:span text:style-name="T11">tablename2</text:span><text:span text:style-name="T31">”</text:span> ON <text:span text:style-name="T31">t1.col = t2.col (Bedingung)</text:span></text:p>
      <text:p text:style-name="P31"><text:tab/>INNER JOIN “<text:span text:style-name="T31">tablename3</text:span> ON <text:span text:style-name="T31">t2.col</text:span> = <text:span text:style-name="T31">t3.col (Bedingung)</text:span></text:p>
      <text:p text:style-name="P31"><text:tab/><text:span text:style-name="T33">GROUP BY “tabelname1.var”;</text:span></text:p>
      <text:p text:style-name="P31"/>
      <text:p text:style-name="P52">9.1 HAVING</text:p>
      <text:p text:style-name="P44">…..</text:p>
      <text:p text:style-name="P20">GROUP BY …..</text:p>
      <text:p text:style-name="P45"><text:span text:style-name="T23">HAVING COUNT (..) &gt;3</text:span>; <text:s text:c="6"/>Eine Bedingung, welche für Group by genutzt werden kann</text:p>
      <text:p text:style-name="P32"/>
      <text:p text:style-name="P33">10 <text:span text:style-name="T21">ORDER BY</text:span></text:p>
      <text:p text:style-name="P33">Ordnet Tabellen nach angegebener Spalte.</text:p>
      <text:list xml:id="list556443576" text:style-name="L9">
        <text:list-item>
          <text:p text:style-name="P66">SELECT * FROM “tablename1” ORDER BY “t1.var” DESC;</text:p>
        </text:list-item>
        <text:list-item>
          <text:p text:style-name="P72">DESC muss nicht angegeben werden und dreht die Ordnung nur um.</text:p>
        </text:list-item>
      </text:list>
      <text:p text:style-name="P11"/>
      <text:p text:style-name="P34">11. <text:span text:style-name="T22">CREATE TABLE</text:span></text:p>
      <text:p text:style-name="P34">Erstellt eine neue Table.</text:p>
      <text:p text:style-name="P11">CREATE TABLE “<text:span text:style-name="T34">tabelname”</text:span>(</text:p>
      <text:p text:style-name="P11"><text:tab/>id SERIAL PRIMARY KEY,</text:p>
      <text:p text:style-name="P11"><text:tab/>name character varying(255) NOT NULL</text:p>
      <text:p text:style-name="P11">)</text:p>
      <text:p text:style-name="P36">Wichtig ist hier zu wissen, dass SERIAL PRIMARY KEY eine serie an Zahlen angefangen bei 1 start. Durch PRIMARY KEY werden diese unique.</text:p>
      <text:p text:style-name="P36">→<text:span text:style-name="T35"> ES gibt noch weitere Methoden zum erstellen von Primary Keys</text:span></text:p>
      <text:p text:style-name="P36"><text:tab/><text:span text:style-name="T35">id integer PRIMARY KEY → zwar unique aber nix automatisch fortlaufendes.</text:span></text:p>
      <text:p text:style-name="P36"/>
      <text:p text:style-name="P37">12. <text:span text:style-name="T21">INSERT INTO</text:span></text:p>
      <text:p text:style-name="P37">Fügt in eine Tabelle einen neuen Datensatz ein</text:p>
      <text:p text:style-name="P35">INSERT INTO “<text:span text:style-name="T35">tablename1”</text:span> (“PK→falls<text:span text:style-name="T35"> nötig</text:span>,”<text:span text:style-name="T35">col?”</text:span>)</text:p>
      <text:p text:style-name="P35">VALUES(1,'hehe') <text:s/></text:p>
      <text:p text:style-name="P33"/>
      <text:p text:style-name="P37">13. <text:span text:style-name="T21">PRIMARY KEY und FORGEIGNKEY</text:span></text:p>
      <text:p text:style-name="P38">→ “pkname” SERIAL PRIMARY KEY<text:tab/><text:tab/>aus Tabelle xyz</text:p>
      <text:p text:style-name="P38">→ “fkname” integer REFERENCES xyz <text:tab/><text:tab/>nur tabellen name des FK angeben (xyz)</text:p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14. <text:span text:style-name="T21">SEQUENCES (auto-incrementersatz)</text:span></text:p>
      <text:p text:style-name="P39">Bei Postgres gibt es kein <text:span text:style-name="T5">auto-increment</text:span>. Dafür kann neben den Datentyp “SERIAL” auch eine Sequence angelegt werden.</text:p>
      <text:p text:style-name="P39"/>
      <text:p text:style-name="P40">1. Erstellen einer neuen Sequence</text:p>
      <text:p text:style-name="P12">CREATE SEQUENCE “<text:span text:style-name="T54">seq_</text:span>name” START “StartZahl”;</text:p>
      <text:p text:style-name="P13"/>
      <text:p text:style-name="P40">2. Sequence einer Tabelle und Spalte zuordnen</text:p>
      <text:p text:style-name="P12">ALTER TABLE anna</text:p>
      <text:p text:style-name="P12">ALTER COLUMN id</text:p>
      <text:p text:style-name="P12">SET DEFAULT nextval('<text:span text:style-name="T54">seq_name</text:span>')</text:p>
      <text:p text:style-name="P12"/>
      <text:p text:style-name="P40">3. Tabelle zum Eigentümer der Sequence machen! Wird die Tabelle gelöscht wird auch Sequence gelöscht</text:p>
      <text:p text:style-name="P12">ALTER SEQUENCE anna_id_seq OWNED BY anna.id</text:p>
      <text:p text:style-name="P12"/>
      <text:p text:style-name="P51">16. DROP TABLE</text:p>
      <text:p text:style-name="P14">DROP TABLE “tablename”</text:p>
      <text:p text:style-name="P41"/>
      <text:p text:style-name="P41">Tabellen sind über FK verbunden. Über das SQL Command “CASCADE wird in den anderen Tabellen der Eintrag mit den FK der gewünschten Tabelle mitgelöscht.</text:p>
      <text:p text:style-name="P14">DROP TABLE “tablename” CASCADE;</text:p>
      <text:p text:style-name="P14"/>
      <text:p text:style-name="P15">17. <text:span text:style-name="T21">INDEX</text:span></text:p>
      <text:p text:style-name="P42">Index ist für die Suchoptimieren, ähnlich wie ein Index am Ende eines Buches. <text:span text:style-name="T53">Über Select läuft die suche dann ganz normal. Achtung→ Index frisst viel Speicher und sollte nur zur schnellen Suche genutzt werden. </text:span></text:p>
      <text:p text:style-name="P42"/>
      <text:p text:style-name="P15">CREATE INDEX “<text:span text:style-name="T52">index name” </text:span>ON <text:span text:style-name="T52">schema.tablename(column→optional)</text:span></text:p>
      <text:p text:style-name="P16">DROP INDEX ‘index_name’</text:p>
      <text:p text:style-name="P16"/>
      <text:p text:style-name="P17">18 <text:span text:style-name="T21">View</text:span></text:p>
      <text:p text:style-name="P43">Mit einer View kopiert man eine SQL-Abfrage und speichert diese ab. Diese kann wie eine normale Tabelle benutzt werden mit Alter, insert und selekt. </text:p>
      <text:p text:style-name="P43"/>
      <text:p text:style-name="P17">CREATE VIEW “viewname” AS SELECT customers.first_name FROM customers;</text:p>
      <text:p text:style-name="P17">SELECT * FROM “viewname”;</text:p>
      <text:p text:style-name="P18">INSERT INTO “viewname”(..)VALUES(...)→<text:span text:style-name="T36"> Funktioniert nicht bei Group by</text:span></text:p>
      <text:p text:style-name="P73"/>
      <text:p text:style-name="P19"><text:soft-page-break/>WITH LOCAL CHECK OPTION <text:span text:style-name="T36">am ende der query führt zu einen Error, falls eine WHERE Bedingung mit eingebaut wurde!</text:span></text:p>
      <text:p text:style-name="P74"/>
      <text:p text:style-name="P19"><text:span text:style-name="T36">!</text:span><text:span text:style-name="T37">ACHTUNG, ist noch direkt mit der Haupttable verbunden!</text:span></text:p>
      <text:p text:style-name="P84">19 Functions</text:p>
      <text:p text:style-name="P75">→ COUNT( ) AS “new column name”</text:p>
      <text:p text:style-name="P75">→ SUM( ) AS “new column name”</text:p>
      <text:p text:style-name="P75">→ AVG ( ) AS “new column name”</text:p>
      <text:p text:style-name="P75">→ MAX ( ) AS “new column name”</text:p>
      <text:p text:style-name="P75">→ NOW ( ) AS “column name”</text:p>
      <text:p text:style-name="P75"/>
      <text:p text:style-name="P20"><text:span text:style-name="T36">20.</text:span><text:span text:style-name="T38">Datentypen</text:span></text:p>
      <text:p text:style-name="P20"><text:span text:style-name="T38">→</text:span><text:span text:style-name="T43"> </text:span><text:span text:style-name="T51">boolean <text:tab/>→ true/false</text:span></text:p>
      <text:p text:style-name="P20"><text:span text:style-name="T38">→</text:span><text:span text:style-name="T42"> </text:span><text:span text:style-name="T49">timestamp</text:span></text:p>
      <text:p text:style-name="P20"><text:span text:style-name="T38">→</text:span><text:span text:style-name="T42"> </text:span><text:span text:style-name="T49">integer</text:span></text:p>
      <text:p text:style-name="P20"><text:span text:style-name="T38">→</text:span><text:span text:style-name="T41"> </text:span><text:span text:style-name="T48">Strings</text:span></text:p>
      <text:p text:style-name="P76"><text:tab/>→ character(n) <text:tab/><text:tab/>→ fixe character länge</text:p>
      <text:p text:style-name="P20"><text:span text:style-name="T48"><text:tab/>→ character varying (n) <text:tab/>-</text:span><text:span text:style-name="T50">&gt; </text:span><text:span text:style-name="T48">variable character länge</text:span></text:p>
      <text:p text:style-name="P20"><text:span text:style-name="T48"><text:tab/>→</text:span><text:span text:style-name="T49"> text <text:tab/><text:tab/><text:tab/>→</text:span><text:span text:style-name="T50"> </text:span><text:span text:style-name="T49">variable character länge</text:span></text:p>
      <text:p text:style-name="P20"><text:span text:style-name="T38">→</text:span><text:span text:style-name="T40"> </text:span><text:span text:style-name="T47">Serial</text:span></text:p>
      <text:p text:style-name="P77"><text:tab/>→ integer aufsteigend ( gerne für PKs)</text:p>
      <text:p text:style-name="P20"><text:span text:style-name="T38">→</text:span><text:span text:style-name="T39"> </text:span><text:span text:style-name="T55">Zeit</text:span></text:p>
      <text:p text:style-name="P20"><text:span text:style-name="T44"><text:tab/>→ bei default wird bei postgres </text:span><text:span text:style-name="T39">timestamp</text:span><text:span text:style-name="T44"> genutzt</text:span></text:p>
      <text:p text:style-name="P20"><text:span text:style-name="T44"><text:tab/><text:tab/></text:span><text:span text:style-name="T46">→ </text:span><text:span text:style-name="T44">SELECT timestamp '2005-10-10 05:15:45' → klassische Format!</text:span></text:p>
      <text:p text:style-name="P20"><text:span text:style-name="T44"><text:tab/><text:tab/> →</text:span><text:span text:style-name="T46"> </text:span><text:span text:style-name="T44">SELECT TO_CHAR(NOW(),'DD-MM-YYYY HH:MI:SS');</text:span></text:p>
      <text:p text:style-name="P20"><text:span text:style-name="T44"><text:tab/><text:tab/><text:tab/></text:span><text:span text:style-name="T46">Weitere Formatierungen,welche die obigen ersetzen: </text:span></text:p>
      <text:p text:style-name="P21"><text:span text:style-name="T44"><text:tab/><text:tab/><text:tab/>→</text:span><text:span text:style-name="T46"> DD <text:s/></text:span><text:span text:style-name="T45">FMDay</text:span><text:span text:style-name="T46">(Samstag) DDth(21st)</text:span></text:p>
      <text:p text:style-name="P21"><text:span text:style-name="T45"><text:tab/><text:tab/><text:tab/>→</text:span><text:span text:style-name="T46"> MM FMMonth</text:span></text:p>
      <text:p text:style-name="P79"><text:tab/><text:tab/></text:p>
      <text:p text:style-name="P21"><text:span text:style-name="T46"><text:tab/><text:tab/>WICHTIG: die reihenfolge ist egal bei der </text:span><text:span text:style-name="T44">DD-MM-YYYY HH:MI:SS!!</text:span></text:p>
      <text:p text:style-name="P80"/>
      <text:p text:style-name="P80">→BYTEA</text:p>
      <text:p text:style-name="P78"><text:tab/>→ Hier können Bytes gespeichert werden, auch Bilder können so abgespeichert werden.</text:p>
      <text:p text:style-name="P78"><text:tab/>→ Bilder speichert man jedoch eher mit Stringspaths zum Bild !</text:p>
      <text:p text:style-name="P78"/>
      <text:p text:style-name="P22"><text:span text:style-name="T36">→ </text:span>Enum</text:p>
      <text:p text:style-name="P46"><text:tab/><text:span text:style-name="T56">Erstellung eines neuen Datentyp mit eingeschränkter Eingabemöglichkeit!</text:span></text:p>
      <text:p text:style-name="P46"><text:tab/><text:span text:style-name="T23">CREATE TYPE “</text:span><text:span text:style-name="T25">enumname”</text:span><text:span text:style-name="T23"> AS ENUM(' </text:span><text:span text:style-name="T26">mau</text:span><text:span text:style-name="T23">','</text:span><text:span text:style-name="T26">wow</text:span><text:span text:style-name="T23">',’</text:span><text:span text:style-name="T26">quark’</text:span><text:span text:style-name="T23">);</text:span></text:p>
      <text:p text:style-name="P22"/>
      <text:p text:style-name="P46"><text:tab/><text:span text:style-name="T57">Enums sind geordnet und so kan über Bedingungen selektiert werden</text:span></text:p>
      <text:p text:style-name="P46"><text:tab/><text:span text:style-name="T57">WHERE enumname &gt;’wow’</text:span></text:p>
      <text:p text:style-name="P46"><text:tab/><text:tab/>→<text:span text:style-name="T57"> würde nur ‘quark’ ausgeben</text:span></text:p>
      <text:p text:style-name="P46"/>
      <text:p text:style-name="P46">→<text:span text:style-name="T58"> </text:span><text:span text:style-name="T27">JSON</text:span></text:p>
      <text:p text:style-name="P46"><text:tab/>→<text:span text:style-name="T58"> in postgres kann man auch json benutzen, es bringt aber weitere unordnung rei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8:37:14.833772304</meta:creation-date>
    <dc:date>2018-10-17T15:57:28.479294067</dc:date>
    <meta:editing-duration>PT1H33M11S</meta:editing-duration>
    <meta:editing-cycles>26</meta:editing-cycles>
    <meta:generator>LibreOffice/6.0.6.2$Linux_X86_64 LibreOffice_project/00m0$Build-2</meta:generator>
    <meta:document-statistic meta:table-count="0" meta:image-count="0" meta:object-count="0" meta:page-count="5" meta:paragraph-count="141" meta:word-count="999" meta:character-count="6362" meta:non-whitespace-character-count="5455"/>
  </office:meta>
</office:document-meta>
</file>